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a31" officeooo:paragraph-rsid="00072a31"/>
    </style:style>
    <style:style style:name="P2" style:family="paragraph" style:parent-style-name="Standard">
      <style:text-properties officeooo:rsid="00087a47" officeooo:paragraph-rsid="00087a47"/>
    </style:style>
    <style:style style:name="P3" style:family="paragraph" style:parent-style-name="Standard">
      <style:text-properties officeooo:rsid="00094d47" officeooo:paragraph-rsid="00094d47"/>
    </style:style>
    <style:style style:name="P4" style:family="paragraph" style:parent-style-name="Standard">
      <style:text-properties officeooo:rsid="000accd5" officeooo:paragraph-rsid="000accd5"/>
    </style:style>
    <style:style style:name="P5" style:family="paragraph" style:parent-style-name="Standard">
      <style:text-properties officeooo:rsid="000c7834" officeooo:paragraph-rsid="000c7834"/>
    </style:style>
    <style:style style:name="P6" style:family="paragraph" style:parent-style-name="Standard">
      <style:text-properties officeooo:rsid="000e6690" officeooo:paragraph-rsid="000e6690"/>
    </style:style>
    <style:style style:name="P7" style:family="paragraph" style:parent-style-name="Standard">
      <style:text-properties officeooo:rsid="000f5a4a" officeooo:paragraph-rsid="000f5a4a"/>
    </style:style>
    <style:style style:name="P8" style:family="paragraph" style:parent-style-name="Standard">
      <style:text-properties officeooo:rsid="000fec66" officeooo:paragraph-rsid="000fec66"/>
    </style:style>
    <style:style style:name="P9" style:family="paragraph" style:parent-style-name="Standard">
      <style:text-properties officeooo:rsid="00087a47" officeooo:paragraph-rsid="00087a47"/>
    </style:style>
    <style:style style:name="P10" style:family="paragraph" style:parent-style-name="Standard">
      <style:text-properties officeooo:rsid="00087a47" officeooo:paragraph-rsid="0011ed88"/>
    </style:style>
    <style:style style:name="P11" style:family="paragraph" style:parent-style-name="Standard">
      <style:paragraph-properties fo:text-align="center" style:justify-single-word="false"/>
      <style:text-properties officeooo:rsid="00087a47" officeooo:paragraph-rsid="0011ed88"/>
    </style:style>
    <style:style style:name="P12" style:family="paragraph" style:parent-style-name="Standard">
      <style:text-properties officeooo:rsid="0011ed88" officeooo:paragraph-rsid="0011ed88"/>
    </style:style>
    <style:style style:name="T1" style:family="text">
      <style:text-properties officeooo:rsid="000c7834"/>
    </style:style>
    <style:style style:name="T2" style:family="text">
      <style:text-properties officeooo:rsid="000e6690"/>
    </style:style>
    <style:style style:name="T3" style:family="text">
      <style:text-properties officeooo:rsid="0011e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lessandro Eva</text:p>
      <text:p text:style-name="P12">Creusel Victor</text:p>
      <text:p text:style-name="P2"/>
      <text:p text:style-name="P2"/>
      <text:p text:style-name="P10"><text:tab/><text:tab/><text:tab/><text:tab/><text:tab/></text:p>
      <text:p text:style-name="P11"><text:span text:style-name="T3">Rapport QueensAndRocks</text:span></text:p>
      <text:p text:style-name="P2"/>
      <text:p text:style-name="P2"/>
      <text:p text:style-name="P2">Tailles de plateaux</text:p>
      <text:p text:style-name="P2"/>
      <text:p text:style-name="P1">Pour 2x2 :</text:p>
      <text:p text:style-name="P1"/>
      <text:p text:style-name="P1">Le premier joueur perdra toujours. Vu qu'il faut placer un rock en premier le deuxième joueur place une reine et le premier ne peut plus placer de reine, il perdra donc à chaque fois.</text:p>
      <text:p text:style-name="P1"/>
      <text:p text:style-name="P1">Pour 3x3 :</text:p>
      <text:p text:style-name="P1"/>
      <text:p text:style-name="P1">Le premier se doit de placer un rocher au milieu. Il aura la victoire assurée si il joue toujours son meilleur coup. La stratégie est de placer toujours des reines tant qu'il y a de la place.</text:p>
      <text:p text:style-name="P1">Au final on constatera que le premier joueur aura toujours un rocher de plus, celui du milieu.</text:p>
      <text:p text:style-name="P1"/>
      <text:p text:style-name="P1">Pour 4x4 :</text:p>
      <text:p text:style-name="P1"/>
      <text:p text:style-name="P2">Si le premier joueur place une pierre au milieu, il y aura un côté de la pierre qui aura un plus grand espace. Le deuxième joueur prendra cet espace et aura beaucoup plus de chance de gagner.</text:p>
      <text:p text:style-name="P2"/>
      <text:p text:style-name="P2">Si le premier joueur place son rocher contre un mur alors l'autre joueur pourra tout de même occuper une grande surface du premier coup et le premier joueur se retrouvera encore une fois en difficulté.</text:p>
      <text:p text:style-name="P2"/>
      <text:p text:style-name="P2">En conclusion ces tailles de plateau ne permettent pas de faire où les deux joueurs ont les mêmes chances de gagner et ce peu importe qui commence. Un des deux joueurs se retrouvera forcément désavantagé.</text:p>
      <text:p text:style-name="P2"/>
      <text:p text:style-name="P2">La règle qui oblige le premier joueur à jouer un rocher est juste car ainsi il ne prend pas de suite un très grand espace en jouant une reine. Mais cela ne le désavantage pas non plus car il a la possibilité de réduire l'espace que pourrait prendre le deuxième joueur.</text:p>
      <text:p text:style-name="P2"/>
      <text:p text:style-name="P3">En ce qui concerne la parité de la taille d'un plateau, pour les plateaux de taille paire le deuxième joueur aura un petit avantage sur le premier. Il pourra gagner un plus grand espace que le blanc et ce dés le début.</text:p>
      <text:p text:style-name="P3">Alors que sur un plateau de taille impaire, si on place le premier rocher au milieu alors le premier joueur ne sera pas désavantagé et les deux joueurs auront les mêmes chances de gagner.</text:p>
      <text:p text:style-name="P3"/>
      <text:p text:style-name="P3">Pour les points que rapportent les différents objets, il serait aberrant de donner plus de valeur aux rochers plutôt qu'aux reines, tout d'abord plus personne ne placerait de reines, de plus les rochers se placent où l'on veut, il n'y a plus de jeu. Si un joueur ne joue quand même que des reines le deuxième n'aura peut-être d'autre choix que de poser des rochers et celui qui se retrouvait en difficulté finira pas gagner…De même si les reines et les rochers avait la même valeur.</text:p>
      <text:p text:style-name="P3"/>
      <text:p text:style-name="P4">Le but du jeu étant de poser des reines, si la reine est à peine plus forte que le rocher cela n'a pas d’intérêt non plus, ce serait trop facile. Si l'on considère que les rochers ne servent qu'&amp; se défendre <text:soft-page-break/>ou bloquer l'ennemi une valeur nulle serait peut-être appropriée.</text:p>
      <text:p text:style-name="P4">Mais une valeur négative pour le rocher ne serait pas très équitable car si un joueur se retrouve en difficulté alors celui-ci ne pourra définitivement plus tenter de gagner vu que son score sera plombé.</text:p>
      <text:p text:style-name="P4"/>
      <text:p text:style-name="P4">En définitive ce serait bien que les rochers aient un score beaucoup moins élevé qu'une reine mais qu'il rapporte tout de même quelques points. Si on veut corser le jeu, ceux-ci pourrait ne rapporter aucun point.</text:p>
      <text:p text:style-name="P4"/>
      <text:p text:style-name="P4">En général il vaut mieux placer une reine dés qu'on en a l'occasion. Mais <text:span text:style-name="T1">desfois</text:span> dans certaines situations il sera plus logique de placer un rocher là où l'autre joueur a libéré une place pour une de ces reines par exemple. Ainsi il ne pourra pas poser de reine et sera obligé de débloquer un autre emplacement.</text:p>
      <text:p text:style-name="P3"/>
      <text:p text:style-name="P4">Il est possible de récupérer des emplacements pour y placer ses reines, cependant ce n'est pas forcément évident. On préférera placer un rocher afin que celui-ci libère au minimum deux emplacements. Si on libère qu'un seul emplacement l'autre joueur pourra placer un rocher pour nous bloquer, sauf si celui-ci n'a plus de rochers bien sûr, là il n'y a pas de problème.</text:p>
      <text:p text:style-name="P4">Il est plus facile de libérer plus d'une case en repérant les trajectoires de plusieurs reines qui se croisent. Si l'un bloque la diagonale et l'autre une ligne alors on peut s'arranger pour les bloquer toutes les deux.</text:p>
      <text:p text:style-name="P4"/>
      <text:p text:style-name="P5">Test Eval0</text:p>
      <text:p text:style-name="P5"/>
      <text:p text:style-name="P5">Nous avons testé le temps d’exécution, il est d'environ 7s pour un plateau de 4x4 pour <text:span text:style-name="T2">l’ordinateur</text:span> jouant contre lui-même.</text:p>
      <text:p text:style-name="P6"/>
      <text:p text:style-name="P6">Si on met une plus grande profondeur pour un des deux joueurs, celui-ci jouera mieux que l'autre joueur et aura tendance à gagner.</text:p>
      <text:p text:style-name="P6"/>
      <text:p text:style-name="P7">Pour les valeurs des objets, si celle de la reine est beaucoup élevée que les rochers alors l'ordinateur aura tendance à jouer beaucoup de reines. De même pour les scores presque égaux.</text:p>
      <text:p text:style-name="P7"/>
      <text:p text:style-name="P7">Si la pierre est plus forte que la reine les ordinateurs joueront tout de même plus de reines que de rochers, et c'est normal car les reines gagnent plus de terrain d'un coup et permet de bloquer l'ennemi.</text:p>
      <text:p text:style-name="P7"/>
      <text:p text:style-name="P8">On choisira par la suite les valeurs 10 pour les reines et 2 pour les rochers.</text:p>
      <text:p text:style-name="P8"/>
      <text:p text:style-name="P8">TestEval1</text:p>
      <text:p text:style-name="P8"/>
      <text:p text:style-name="P8">Cette évaluation est plus rapide que l'autre, en effet celle-ci met seulement 2s pour les mêmes caractéristiques de plateau que Eval0.</text:p>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5:14:27.205000000</meta:creation-date>
    <dc:date>2017-04-07T23:26:16.491000000</dc:date>
    <meta:editing-duration>PT39M39S</meta:editing-duration>
    <meta:editing-cycles>4</meta:editing-cycles>
    <meta:generator>LibreOffice/4.3.4.1$Windows_x86 LibreOffice_project/bc356b2f991740509f321d70e4512a6a54c5f243</meta:generator>
    <meta:document-statistic meta:table-count="0" meta:image-count="0" meta:object-count="0" meta:page-count="2" meta:paragraph-count="32" meta:word-count="857" meta:character-count="4786" meta:non-whitespace-character-count="3955"/>
  </office:meta>
</office:document-meta>
</file>